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f305" officeooo:paragraph-rsid="001df305"/>
    </style:style>
    <style:style style:name="P2" style:family="paragraph" style:parent-style-name="Text_20_body">
      <style:text-properties officeooo:rsid="001e2eed" officeooo:paragraph-rsid="001e2eed"/>
    </style:style>
    <style:style style:name="P3" style:family="paragraph" style:parent-style-name="Text_20_body">
      <style:text-properties officeooo:rsid="001ff841" officeooo:paragraph-rsid="001ff841"/>
    </style:style>
    <style:style style:name="P4" style:family="paragraph" style:parent-style-name="Text_20_body">
      <style:text-properties officeooo:rsid="001ff841" officeooo:paragraph-rsid="0024f6dc"/>
    </style:style>
    <style:style style:name="P5" style:family="paragraph" style:parent-style-name="Text_20_body">
      <style:text-properties officeooo:rsid="00209b70" officeooo:paragraph-rsid="00209b70"/>
    </style:style>
    <style:style style:name="P6" style:family="paragraph" style:parent-style-name="Text_20_body">
      <style:text-properties officeooo:rsid="002415da" officeooo:paragraph-rsid="002415da"/>
    </style:style>
    <style:style style:name="P7" style:family="paragraph" style:parent-style-name="Text_20_body">
      <style:text-properties officeooo:rsid="0024b713" officeooo:paragraph-rsid="0024b713"/>
    </style:style>
    <style:style style:name="P8" style:family="paragraph" style:parent-style-name="Text_20_body">
      <style:text-properties officeooo:rsid="0024f6dc" officeooo:paragraph-rsid="0024f6dc"/>
    </style:style>
    <style:style style:name="P9" style:family="paragraph" style:parent-style-name="Text_20_body">
      <style:text-properties fo:font-size="15pt" officeooo:rsid="0024b713" officeooo:paragraph-rsid="0024b713" style:font-size-asian="15pt" style:font-size-complex="15pt"/>
    </style:style>
    <style:style style:name="P10" style:family="paragraph" style:parent-style-name="Text_20_body">
      <style:text-properties fo:font-size="15pt" officeooo:rsid="002415da" officeooo:paragraph-rsid="002415da" style:font-size-asian="15pt" style:font-size-complex="15pt"/>
    </style:style>
    <style:style style:name="P11" style:family="paragraph" style:parent-style-name="Text_20_body">
      <style:text-properties fo:font-size="15pt" officeooo:rsid="001ff841" officeooo:paragraph-rsid="001ff841" style:font-size-asian="15pt" style:font-size-complex="15pt"/>
    </style:style>
    <style:style style:name="P12" style:family="paragraph" style:parent-style-name="Text_20_body">
      <style:text-properties fo:font-size="15pt" officeooo:rsid="001df305" officeooo:paragraph-rsid="001df305" style:font-size-asian="15pt" style:font-size-complex="15pt"/>
    </style:style>
    <style:style style:name="P13" style:family="paragraph" style:parent-style-name="Text_20_body">
      <style:text-properties fo:font-size="15pt" officeooo:rsid="001e2eed" officeooo:paragraph-rsid="001e2eed" style:font-size-asian="15pt" style:font-size-complex="15pt"/>
    </style:style>
    <style:style style:name="P14" style:family="paragraph" style:parent-style-name="Text_20_body">
      <style:text-properties fo:font-size="15pt" officeooo:rsid="0024f6dc" officeooo:paragraph-rsid="0024f6dc" style:font-size-asian="15pt" style:font-size-complex="15pt"/>
    </style:style>
    <style:style style:name="P15" style:family="paragraph" style:parent-style-name="Text_20_body">
      <style:text-properties fo:font-size="15pt" officeooo:rsid="00299255" officeooo:paragraph-rsid="00299255" style:font-size-asian="15pt" style:font-size-complex="15pt"/>
    </style:style>
    <style:style style:name="P16" style:family="paragraph" style:parent-style-name="Text_20_body">
      <style:text-properties officeooo:rsid="00299255" officeooo:paragraph-rsid="00299255"/>
    </style:style>
    <style:style style:name="P17" style:family="paragraph" style:parent-style-name="Text_20_body">
      <style:text-properties officeooo:rsid="0029f5f8" officeooo:paragraph-rsid="0029f5f8"/>
    </style:style>
    <style:style style:name="P18" style:family="paragraph" style:parent-style-name="Text_20_body">
      <style:text-properties officeooo:rsid="00299255" officeooo:paragraph-rsid="00299255"/>
    </style:style>
    <style:style style:name="P19" style:family="paragraph" style:parent-style-name="Text_20_body">
      <style:text-properties fo:font-size="15pt" officeooo:rsid="002b5983" officeooo:paragraph-rsid="002b5983" style:font-size-asian="15pt" style:font-size-complex="15pt"/>
    </style:style>
    <style:style style:name="P20" style:family="paragraph" style:parent-style-name="Text_20_body">
      <style:text-properties fo:font-size="12pt" officeooo:rsid="002b5983" officeooo:paragraph-rsid="002b5983" style:font-size-asian="10.5pt" style:font-size-complex="12pt"/>
    </style:style>
    <style:style style:name="T1" style:family="text">
      <style:text-properties officeooo:rsid="001e2ee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6940"/>
    </style:style>
    <style:style style:name="T4" style:family="text">
      <style:text-properties officeooo:rsid="0023e722"/>
    </style:style>
    <style:style style:name="T5" style:family="text">
      <style:text-properties officeooo:rsid="0024f6dc"/>
    </style:style>
    <style:style style:name="T6" style:family="text">
      <style:text-properties officeooo:rsid="0029f5f8"/>
    </style:style>
    <style:style style:name="T7" style:family="text">
      <style:text-properties officeooo:rsid="002ba8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 text:c="32"/><text:span text:style-name="T2"><text:s/>JAVASCRIPT INTERNSHIP REPORT</text:span></text:h>
      <text:p text:style-name="Text_20_body"/>
      <text:p text:style-name="P13">Daily activety</text:p>
      <text:p text:style-name="P12">Day1:Date 28/05/2024</text:p>
      <text:p text:style-name="P1">The Internship started on 28-05-2024.First day was introduction day.This session includes.</text:p>
      <text:p text:style-name="P1">1.Principles of computer</text:p>
      <text:p text:style-name="P1">2.Types of application</text:p>
      <text:p text:style-name="P1">3Types of website</text:p>
      <text:p text:style-name="P1">4.Explain static and dynamic website</text:p>
      <text:p text:style-name="P1">5.Introduce java script</text:p>
      <text:p text:style-name="P1">6.Features of java script</text:p>
      <text:p text:style-name="P1">7.Explain variables</text:p>
      <text:p text:style-name="P1">8.Explain 4 ways to declare variable</text:p>
      <text:p text:style-name="P1">9.<text:span text:style-name="T1">Introduce VS code and node js</text:span></text:p>
      <text:p text:style-name="P2">10.Type conversion in java script [implicit and explicit<text:span text:style-name="T3">]</text:span></text:p>
      <text:p text:style-name="P2">This will be in hands on training mode so, we completed 6 task and 4 task assingnment Total 10 program completed in the introduction day.</text:p>
      <text:p text:style-name="P2"/>
      <text:p text:style-name="P2"/>
      <text:p text:style-name="P2"/>
      <text:p text:style-name="P11">Day2:Date:29/05/2024</text:p>
      <text:p text:style-name="P3">second day is on 29/05/2024.Hands on training will be start at 9:45 am. We converted the following sessions.</text:p>
      <text:p text:style-name="P3">1.strict ketword and use of atrict word with example</text:p>
      <text:p text:style-name="P3">2.Expression</text:p>
      <text:p text:style-name="P3">3.comment: <text:s/>Explained about comment in programming laguages</text:p>
      <text:p text:style-name="P3">4.Read data from users: This session will be explain how data is acces from keyboard and sone there programs based on this session.</text:p>
      <text:p text:style-name="P3">5.operators:</text:p>
      <text:p text:style-name="P3">a.Arithemetic operators</text:p>
      <text:p text:style-name="P3">b.Comparison operators</text:p>
      <text:p text:style-name="P3">c.Logical operators</text:p>
      <text:p text:style-name="P5"><text:soft-page-break/>6.Conditional statement:</text:p>
      <text:p text:style-name="P5">U<text:span text:style-name="T4">s</text:span>e if specify a block of code to be executed,if a specified condition is true</text:p>
      <text:p text:style-name="P5"/>
      <text:p text:style-name="P10">Day3:30/05/2024</text:p>
      <text:p text:style-name="P6">Todays session covered the following concept.</text:p>
      <text:p text:style-name="P6">1.conditional statements</text:p>
      <text:p text:style-name="P6">it is used to control flow of a program and create branches in the program.</text:p>
      <text:p text:style-name="P6">To implement to use if:else statement and also discused else if. Cpmpleted 3 tasks and 2 assignments in this session.</text:p>
      <text:p text:style-name="P6">2.looping statement</text:p>
      <text:p text:style-name="P6">it discuss itration of a program.</text:p>
      <text:p text:style-name="P6">Type of loops</text:p>
      <text:p text:style-name="P6">1.While loop</text:p>
      <text:p text:style-name="P6">2.Do while</text:p>
      <text:p text:style-name="P6">3.For loop</text:p>
      <text:p text:style-name="P6">completed 3 task and 2 assignments</text:p>
      <text:p text:style-name="P6"/>
      <text:p text:style-name="P6"/>
      <text:p text:style-name="P10">Day4:31/05/2024</text:p>
      <text:p text:style-name="P6">Todays sessions are </text:p>
      <text:p text:style-name="P6">1.For in loop</text:p>
      <text:p text:style-name="P6">2.For of loop</text:p>
      <text:p text:style-name="P6">3.Function</text:p>
      <text:p text:style-name="P6">Completed function states (function declaration,definition,calling)</text:p>
      <text:p text:style-name="P6">Finish 3 task and 4 assignment in afternoon session(1:30 pmto 3:30pm)</text:p>
      <text:p text:style-name="P6"/>
      <text:p text:style-name="P9">Day5:1/6/2024</text:p>
      <text:p text:style-name="P7">Todays sessions are</text:p>
      <text:p text:style-name="P7">1.Function parameters</text:p>
      <text:p text:style-name="P8">(finish 4 tasks)</text:p>
      <text:p text:style-name="P7">2.Function return</text:p>
      <text:p text:style-name="P8">(finish 3 tasks)</text:p>
      <text:p text:style-name="P7"><text:soft-page-break/>Completed <text:span text:style-name="T5">7 tasks and 2 Assingnments today.</text:span></text:p>
      <text:p text:style-name="P7"/>
      <text:p text:style-name="P14">Day6:3/6/2024</text:p>
      <text:p text:style-name="P14"/>
      <text:p text:style-name="P8">Today sessions are</text:p>
      <text:p text:style-name="P8">1.Function expression</text:p>
      <text:p text:style-name="P8"><text:s text:c="3"/>(Finsh 2 task)</text:p>
      <text:p text:style-name="P8">2.Call by value and call by reference</text:p>
      <text:p text:style-name="P4"><text:s text:c="3"/><text:span text:style-name="T5">a.Call by value(1 task)</text:span></text:p>
      <text:p text:style-name="P4"><text:s text:c="3"/><text:span text:style-name="T5">b.Call by reference(1 task)</text:span></text:p>
      <text:p text:style-name="P8">3.Functionclosure</text:p>
      <text:p text:style-name="P8"><text:s text:c="3"/>(1 task)</text:p>
      <text:p text:style-name="P8"><text:bookmark-start text:name="__DdeLink__117_1589213247"/>4.Call back function(1task)</text:p>
      <text:p text:style-name="P8"><text:bookmark-start text:name="__DdeLink__122_1589213247"/><text:bookmark-start text:name="__DdeLink__120_1589213247"/>Total completed <text:bookmark-end text:name="__DdeLink__122_1589213247"/>6 tasks and 1 assignment today.<text:bookmark-end text:name="__DdeLink__120_1589213247"/><text:bookmark-end text:name="__DdeLink__117_1589213247"/></text:p>
      <text:p text:style-name="P4"><text:s text:c="6"/></text:p>
      <text:p text:style-name="P15">Day7:4/6/2024</text:p>
      <text:p text:style-name="P16"/>
      <text:p text:style-name="P16">Todays sessions are</text:p>
      <text:p text:style-name="P16">1.First class and higher order function in javascript</text:p>
      <text:p text:style-name="P16">2<text:bookmark-start text:name="__DdeLink__175_3049988195"/>.Arrow function<text:bookmark-end text:name="__DdeLink__175_3049988195"/></text:p>
      <text:p text:style-name="P16"><text:s text:c="2"/>a.<text:bookmark-start text:name="__DdeLink__178_3049988195"/>.Arrow function with<text:bookmark-end text:name="__DdeLink__178_3049988195"/> single statement</text:p>
      <text:p text:style-name="P16"><text:s text:c="2"/>b..Arrow function without parameter</text:p>
      <text:p text:style-name="P16">3.IIFE FUNCTION</text:p>
      <text:p text:style-name="P16"><text:s text:c="3"/>(6 Tasks and 1 Assignment completed</text:p>
      <text:p text:style-name="P16">4. Array and Operations of array</text:p>
      <text:p text:style-name="P16"><text:s text:c="4"/>a.Creating array</text:p>
      <text:p text:style-name="P16"><text:s text:c="4"/>b.Creating an array using array constructor</text:p>
      <text:p text:style-name="P16"><text:s text:c="4"/>c.Accesing elements of an array</text:p>
      <text:p text:style-name="P16"><text:s text:c="4"/>d.Adding elementd to the array</text:p>
      <text:p text:style-name="P16"><text:s text:c="4"/>e.Removing elements from an array</text:p>
      <text:p text:style-name="P16"><text:s text:c="4"/>f.Splice length</text:p>
      <text:p text:style-name="P16"><text:soft-page-break/><text:s text:c="4"/>g.Array length</text:p>
      <text:p text:style-name="P16"><text:s text:c="4"/>h.Array concatention</text:p>
      <text:p text:style-name="P16"><text:s text:c="4"/>i.Array iteration</text:p>
      <text:p text:style-name="P16"><text:s text:c="4"/>j.Array.<text:span text:style-name="T6">forEach()loop</text:span></text:p>
      <text:p text:style-name="P17">(10 tasks and 1 assignment completed)</text:p>
      <text:p text:style-name="P17">Total completed 16 tasks and 2 assignments today.</text:p>
      <text:p text:style-name="P16"/>
      <text:p text:style-name="P19">Day8:5/6/2024</text:p>
      <text:p text:style-name="P19"/>
      <text:p text:style-name="P20">Today session are.</text:p>
      <text:p text:style-name="P20">1.Define javascript object keyword</text:p>
      <text:p text:style-name="P20"><text:s text:c="3"/>a.Using an object literal(task 1)</text:p>
      <text:p text:style-name="P20"><text:s text:c="3"/>b.Using new keyword(task 1)</text:p>
      <text:p text:style-name="P20"><text:s text:c="3"/>c.Using an object constructor(task1)</text:p>
      <text:p text:style-name="P20">2.Call methods in javascript(task 1)</text:p>
      <text:p text:style-name="P20">3.Applay function(task 2)</text:p>
      <text:p text:style-name="P20">Total <text:span text:style-name="T7">6 tasks and 2 assignments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7.593253265</meta:creation-date>
    <dc:date>2024-06-05T15:30:04.102303459</dc:date>
    <meta:editing-duration>PT33M1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4" meta:paragraph-count="95" meta:word-count="440" meta:character-count="3093" meta:non-whitespace-character-count="2638"/>
  </office:meta>
</office:document-meta>
</file>